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BE699EA9CCF95E31.png" manifest:media-type="image/png"/>
  <manifest:file-entry manifest:full-path="Pictures/10000AA9000052220000741E843233834CA16E3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9.4626in" draw:z-index="0"><draw:image xlink:href="Pictures/10000AA9000052220000741E843233834CA16E39.svg" xlink:type="simple" xlink:show="embed" xlink:actuate="onLoad" draw:mime-type="image/svg+xml"/><draw:image xlink:href="Pictures/100000010000025300000349BE699EA9CCF95E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24:18.142654649</meta:creation-date>
    <dc:date>2023-11-15T16:25:41.610649237</dc:date>
    <meta:editing-duration>PT1M23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